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Standard/script-lb.xml" manifest:media-type="text/xml"/>
  <manifest:file-entry manifest:full-path="Basic/Standard/Diamond.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3" svg:font-family="Tahoma"/>
    <style:font-face style:name="Bitstream Vera Sans Mono" svg:font-family="'Bitstream Vera Sans Mono'" style:font-adornments="Gras"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2" svg:font-family="Tahoma" style:font-pitch="variable"/>
    <style:font-face style:name="Letter Gothic MT" svg:font-family="'Letter Gothic MT'" style:font-adornments="Gras" style:font-family-generic="modern" style:font-pitch="variable"/>
    <style:font-face style:name="Times New Roman" svg:font-family="'Times New Roman'" style:font-family-generic="roman" style:font-pitch="variable"/>
    <style:font-face style:name="Arial" svg:font-family="Arial" style:font-adornments="Gras"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Arial Black" svg:font-family="'Arial Black'" style:font-adornments="Gras" style:font-family-generic="swiss" style:font-pitch="variable"/>
    <style:font-face style:name="Arial Black1" svg:font-family="'Arial Black'" style:font-adornments="Italique gras" style:font-family-generic="swiss" style:font-pitch="variable"/>
    <style:font-face style:name="Arial Narrow" svg:font-family="'Arial Narrow'" style:font-adornments="Italique" style:font-family-generic="swiss" style:font-pitch="variable"/>
    <style:font-face style:name="Tahoma1" svg:font-family="Tahoma" style:font-adornments="Gras" style:font-family-generic="swiss" style:font-pitch="variable"/>
    <style:font-face style:name="Tahoma" svg:font-family="Tahoma" style:font-adornments="Normal" style:font-family-generic="swiss" style:font-pitch="variable"/>
  </office:font-face-decls>
  <office:automatic-styles>
    <style:style style:name="Tableau1" style:family="table">
      <style:table-properties style:width="16.999cm" table:align="margins"/>
    </style:style>
    <style:style style:name="Tableau1.A" style:family="table-column">
      <style:table-column-properties style:column-width="5.666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P1" style:family="paragraph" style:parent-style-name="Signature">
      <style:text-properties officeooo:paragraph-rsid="0005ef30"/>
    </style:style>
    <style:style style:name="P2" style:family="paragraph" style:parent-style-name="Normal">
      <style:text-properties officeooo:paragraph-rsid="0005ef30"/>
    </style:style>
    <style:style style:name="P3" style:family="paragraph" style:parent-style-name="Normal">
      <style:text-properties officeooo:rsid="00078f18" officeooo:paragraph-rsid="00078f18"/>
    </style:style>
    <style:style style:name="P4" style:family="paragraph" style:parent-style-name="Normal">
      <style:text-properties officeooo:paragraph-rsid="00078f18"/>
    </style:style>
    <style:style style:name="P5" style:family="paragraph" style:parent-style-name="Normal">
      <style:text-properties officeooo:paragraph-rsid="0009a43c"/>
    </style:style>
    <style:style style:name="P6" style:family="paragraph" style:parent-style-name="Normal">
      <style:text-properties officeooo:rsid="0009a43c" officeooo:paragraph-rsid="0009a43c"/>
    </style:style>
    <style:style style:name="P7" style:family="paragraph" style:parent-style-name="Normal">
      <style:text-properties officeooo:rsid="0009fbce" officeooo:paragraph-rsid="0009fbce"/>
    </style:style>
    <style:style style:name="P8" style:family="paragraph" style:parent-style-name="Normal">
      <style:text-properties officeooo:paragraph-rsid="0009fbce"/>
    </style:style>
    <style:style style:name="P9" style:family="paragraph" style:parent-style-name="Normal">
      <style:text-properties officeooo:rsid="0005ef30" officeooo:paragraph-rsid="0011d751"/>
    </style:style>
    <style:style style:name="P10" style:family="paragraph" style:parent-style-name="Normal">
      <style:text-properties officeooo:rsid="001445df" officeooo:paragraph-rsid="00153b15"/>
    </style:style>
    <style:style style:name="P11" style:family="paragraph" style:parent-style-name="Normal">
      <style:text-properties officeooo:paragraph-rsid="00153b15"/>
    </style:style>
    <style:style style:name="P12" style:family="paragraph" style:parent-style-name="Normal">
      <style:text-properties officeooo:paragraph-rsid="001760a8"/>
    </style:style>
    <style:style style:name="P13" style:family="paragraph" style:parent-style-name="Normal">
      <style:text-properties officeooo:rsid="001760a8" officeooo:paragraph-rsid="001760a8"/>
    </style:style>
    <style:style style:name="P14" style:family="paragraph" style:parent-style-name="Normal">
      <style:text-properties officeooo:rsid="001981f1" officeooo:paragraph-rsid="001981f1"/>
    </style:style>
    <style:style style:name="P15" style:family="paragraph" style:parent-style-name="code">
      <style:text-properties officeooo:paragraph-rsid="0005ef30"/>
    </style:style>
    <style:style style:name="P16" style:family="paragraph" style:parent-style-name="console">
      <style:text-properties officeooo:paragraph-rsid="0005ef30"/>
    </style:style>
    <style:style style:name="P17" style:family="paragraph" style:parent-style-name="pragma">
      <style:text-properties officeooo:rsid="00078f18" officeooo:paragraph-rsid="00078f18"/>
    </style:style>
    <style:style style:name="P18" style:family="paragraph" style:parent-style-name="pragma">
      <style:text-properties officeooo:paragraph-rsid="00078f18"/>
    </style:style>
    <style:style style:name="P19" style:family="paragraph" style:parent-style-name="pragma">
      <style:text-properties officeooo:paragraph-rsid="00153b15"/>
    </style:style>
    <style:style style:name="P20" style:family="paragraph" style:parent-style-name="Heading_20_1">
      <style:text-properties officeooo:rsid="0009fbce" officeooo:paragraph-rsid="0009fbce"/>
    </style:style>
    <style:style style:name="T1" style:family="text">
      <style:text-properties style:font-name="Arial1" fo:font-size="10pt"/>
    </style:style>
    <style:style style:name="T2" style:family="text">
      <style:text-properties officeooo:rsid="0005ef30"/>
    </style:style>
    <style:style style:name="T3" style:family="text">
      <style:text-properties officeooo:rsid="00078f18"/>
    </style:style>
    <style:style style:name="T4" style:family="text">
      <style:text-properties officeooo:rsid="0009a43c"/>
    </style:style>
    <style:style style:name="T5" style:family="text">
      <style:text-properties officeooo:rsid="0009fbce"/>
    </style:style>
    <style:style style:name="T6" style:family="text">
      <style:text-properties officeooo:rsid="001193f8"/>
    </style:style>
    <style:style style:name="T7" style:family="text">
      <style:text-properties officeooo:rsid="001445df"/>
    </style:style>
    <style:style style:name="T8" style:family="text">
      <style:text-properties officeooo:rsid="0015bcb3"/>
    </style:style>
    <style:style style:name="T9" style:family="text">
      <style:text-properties officeooo:rsid="001760a8"/>
    </style:style>
    <style:style style:name="T10" style:family="text">
      <style:text-properties officeooo:rsid="001932a6"/>
    </style:style>
    <style:style style:name="T11" style:family="text">
      <style:text-properties officeooo:rsid="001a01be"/>
    </style:style>
  </office:automatic-styles>
  <office:body>
    <office:text text:use-soft-page-breaks="true">
      <office:forms form:automatic-focus="false" form:apply-design-mode="false"/>
      <text:tracked-changes text:track-changes="false">
        <text:changed-region xml:id="ct135661024" text:id="ct135661024">
          <text:format-change>
            <office:change-info>
              <dc:creator>Tristan Colombo</dc:creator>
              <dc:date>2014-06-04T14:59:00</dc:date>
            </office:change-info>
          </text:format-change>
        </text:changed-region>
        <text:changed-region xml:id="ct152977504" text:id="ct152977504">
          <text:format-change>
            <office:change-info>
              <dc:creator>Tristan Colombo</dc:creator>
              <dc:date>2014-06-04T14:59: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Titre de l'article</text:p>
      <text:p text:style-name="P1">Prénom et Nom</text:p>
      <text:p text:style-name="P1"><text:span text:style-name="T11">[</text:span>Fonction ou métier et/ou contribution à des projets libres. Exemple ligne<text:span text:style-name="T2">s</text:span> suivante<text:span text:style-name="T2">s]</text:span></text:p>
      <text:p text:style-name="Signature"/>
      <text:p text:style-name="Signature">Tristan Colombo</text:p>
      <text:p text:style-name="Signature">[Rédacteur en chef de GLMF]</text:p>
      <text:p text:style-name="chapeau">Ceci est le chapeau de l'article. Il s'agit d'une courte introduction au sujet ou à la problématique. Essaye<text:span text:style-name="T2">z</text:span> d'être explicite et de donner envie au lecteur de poursuivre la lecture de l'article.</text:p>
      <text:p text:style-name="pragma">/// <text:span text:style-name="T4">Mots-clés ///</text:span></text:p>
      <text:p text:style-name="P6">Vous devez lister ici 6 mots-clés définissant votre article, du plus important au moins important. Exemple :</text:p>
      <text:p text:style-name="P6">Underscore.js, Javascript, Programmation fonctionnelle, Web, Python, Filtre</text:p>
      <text:p text:style-name="pragma">/// <text:span text:style-name="T4">Fin Mots-clés ///</text:span></text:p>
      <text:p text:style-name="P10"/>
      <text:p text:style-name="P10">Indiquez si votre code <text:span text:style-name="T8">a</text:span> été testé sur Debian, Raspberry Pi, etc ou si vous nous avez fourni le code et qu'il est présent sur le Github de GNU Linux Magazine</text:p>
      <text:p text:style-name="P19">/// <text:span text:style-name="T7">Logo : Debian ///</text:span></text:p>
      <text:p text:style-name="P19">/// <text:span text:style-name="T7">Logo : Raspberry Pi ///</text:span></text:p>
      <text:p text:style-name="P19">/// <text:span text:style-name="T7">Logo : Github ///</text:span></text:p>
      <text:p text:style-name="P11"/>
      <text:p text:style-name="P5">Un article commence <text:span text:style-name="gras"><text:span text:style-name="T3">TOUJOURS</text:span></text:span> par une introduction qui n'est pas numérotée (regardez dans le magazine, il y a une lettrine sur la première lettre de cette section). <text:span text:style-name="T10">L'objectif étant le plus souvent possible (si le thème s'y prête) de partir d'un cas concret puis de détailler sa résolution (le cas concret pouvant être un prétexte à la présentation d'une notion théorique également), présentez l'objectif dans l'introduction.</text:span></text:p>
      <text:p text:style-name="P12">Pour <text:span text:style-name="T2">avoir une évaluation</text:span> <text:span text:style-name="T2">du</text:span> nombre de pages qu'occupera votre article dans le magazine utilisez la macro <text:span text:style-name="code_5f_par"><text:span text:style-name="T2">Stats_DiamondEditions()</text:span></text:span><text:span text:style-name="T2"> </text:span>fournie <text:span text:style-name="T2">(ajoutez environ 1 page toutes les 4 figures). Attention, il ne s'agit que d'une estimation. La majeure partie des articles font entre 6 et 10 pages mais il n'y a pas vraiment de limite basse ou haute (bien sûr il sera difficile de publier un article d'un quart de page ou de 50 pages... ;-)).</text:span></text:p>
      <text:p text:style-name="P9">Pour les termes techniques, très spécifiques au domaine (n'oubliez pas que les devs lisent des articles sysadmin et réciproquement), <text:span text:style-name="T9">je vous recommande l'utilisation d'encadrés contenant la définition ou le rappel technique.</text:span></text:p>
      <text:p text:style-name="Heading_20_1">1 Titre de niveau 1</text:p>
      <text:p text:style-name="Normal">Paragraphe en style « Normal » (et non « Standard » ou « Corps de texte »). </text:p>
      <text:p text:style-name="P15"># <text:span text:style-name="T2">Ceci est du code</text:span></text:p>
      <text:p text:style-name="P15"><text:span text:style-name="T2"># </text:span>Une entrée typique de menu.lst</text:p>
      <text:p text:style-name="code"># Le style employé est « code »</text:p>
      <text:p text:style-name="code">title= DEBIAN GNU/Linux 2.6.24 (hdc3 - ext3)</text:p>
      <text:p text:style-name="code">kernel= (hd1,2)/boot/vmlinuz-2.6.24-1-686 root=/dev/hdc3 vga=extended</text:p>
      <text:p text:style-name="code">initusrd (hd1,2)/boot/initrd.img-2.6.24-1-686</text:p>
      <text:p text:style-name="Normal">Paragraphe en « Normal ». On fait ici mention d'un élément de la configuration : <text:span text:style-name="T2">l</text:span>'étiquette <text:span text:style-name="code_5f_par">title</text:span> (style de caractère « code_par » pour du code dans du texte) permet d'ajouter un titre dans les menus de GRUB. La commande <text:span text:style-name="code_5f_par">grub-install</text:span> permet l'installation du <text:span text:style-name="italic">bootloader</text:span> (Attention ! Cet italique est généré par le style de caractère « italic » et non par l'icône italique de LibreOffice, idem pour le gras). Nous pouvons spécifier le mode graphique à utiliser avec l'option <text:span text:style-name="code_5f_par">vga </text:span>:</text:p>
      <text:p text:style-name="code">01: # Une entrée typique de menu.lst</text:p>
      <text:p text:style-name="code">02: title= DEBIAN GNU/Linux 2.6.24 (hdc3 - ext3)</text:p>
      <text:p text:style-name="code">03: kernel= (hd1,2)/boot/vmlinuz-2.6.24-1-686 root=/dev/hdc3 <text:span text:style-name="code_5f_em">vga=extended</text:span></text:p>
      <text:p text:style-name="code">04: initrd (hd1,2)/boot/initrd.img-2.6.24-1-686</text:p>
      <text:p text:style-name="Normal">Si vous souhaitez faire référence à des lignes de code pour les expliquer, vous pouvez les numéroter comme dans le code ci-dessus. Essayez de commenter votre code et vos commandes shell de manière à ne pas avoir d'immenses blocs de code ou de sorties shell qui rendent l'article illisible. </text:p>
      <text:p text:style-name="pragma">/// Début note PAO ///</text:p>
      <text:p text:style-name="pragma"><text:soft-page-break/>Le texte ici est destiné à indiquer des informations supplémentaires à la rédaction. Il n'apparaîtra pas dans l'article final.</text:p>
      <text:p text:style-name="pragma">/// Fin note PAO ///</text:p>
      <text:p text:style-name="Normal">Pour une note apparaissant dans l'article final il faut seulement supprimer le terme PAO :</text:p>
      <text:p text:style-name="pragma">/// Début note ///</text:p>
      <text:p text:style-name="Normal">Le texte présent ici, rédigé en style « Normal », apparaîtra dans l'article final dans une boîte spéciale « note ».</text:p>
      <text:p text:style-name="pragma">/// Fin note ///</text:p>
      <text:p text:style-name="Normal">Les indications en style « pragma », comme ci-dessus, doivent toujours être encadrées de 3 slashs /// <text:span text:style-name="T1">…</text:span> ///.</text:p>
      <text:p text:style-name="P3">Si vous souhaitez une note ayant pour titre : Avertissement ou Attention (avec la petite icône associée), il faut utiliser :</text:p>
      <text:p text:style-name="P18">/// Début note : <text:span text:style-name="T3">Attention </text:span>///</text:p>
      <text:p text:style-name="P4">Le texte présent ici, rédigé en style « Normal », apparaîtra dans l'article final dans une boîte spéciale « <text:span text:style-name="T3">Attention</text:span> ».</text:p>
      <text:p text:style-name="P17">/// Fin note ///</text:p>
      <text:p text:style-name="P18">/// Début note : <text:span text:style-name="T3">Avertissement </text:span>///</text:p>
      <text:p text:style-name="P4">Le texte présent ici, rédigé en style « Normal », apparaîtra dans l'article final dans une boîte spéciale « <text:span text:style-name="T3">Avertissement </text:span>».</text:p>
      <text:p text:style-name="P17">/// Fin note ///</text:p>
      <text:p text:style-name="Normal">Les sessions de commandes interactives sont à utiliser avec le style de paragraphe « console ». On peut également mettre en évidence certaines parties, grâce au style de caractère « code_em » : </text:p>
      <text:p text:style-name="console">$ cat dma</text:p>
      <text:p text:style-name="console">2: floppy</text:p>
      <text:p text:style-name="console">3: <text:span text:style-name="code_5f_em">parport0</text:span><text:span text:style-name="T2"> # mise en évidence avec </text:span><text:span text:style-name="code_5f_em"><text:span text:style-name="T2">code_em</text:span></text:span></text:p>
      <text:p text:style-name="P16">4: cascade</text:p>
      <text:p text:style-name="Normal">Le prompt en utilisateur standard est <text:span text:style-name="code_5f_par">$</text:span> et en root il s'agit de <text:span text:style-name="code_5f_par">#</text:span>.</text:p>
      <text:p text:style-name="pragma">/// Début encadré ///</text:p>
      <text:h text:style-name="Heading_20_1" text:outline-level="1">Titre encadré</text:h>
      <text:p text:style-name="Normal">Vous pouvez créer des encadrés de quelques lignes pour expliquer, définir des éléments de manière un peu plus pointue et/ou pour les mettre en exergue.</text:p>
      <text:p text:style-name="pragma">/// Fin encadré ///</text:p>
      <text:p text:style-name="Normal">Plus d'informations sur GRUB sur le site officiel : <text:span text:style-name="url">http://www.gnu.org/software/grub/ </text:span>(notez l'utilisation du style de caractère « url » et la désactivation de l'hyperlien).</text:p>
      <text:p text:style-name="Normal">Vous pouvez également insérer des listes à puces ou numérotées dans votre article, comme ceci :</text:p>
      <text:p text:style-name="Normal">- item 1 ;</text:p>
      <text:p text:style-name="Normal">- item 2 ;</text:p>
      <text:p text:style-name="Normal">- item 3 ;</text:p>
      <text:p text:style-name="Normal">- etc.</text:p>
      <text:p text:style-name="Normal">Notez que nous n'utilisons pas les puces/numérotations automatiques de LibreOffice ici !!</text:p>
      <text:p text:style-name="Normal">De même, les tableaux doivent être présentés le plus simplement possible, le contenu doit être en style « Normal », par exemple :</text:p>
      <table:table table:name="Tableau1" table:style-name="Tableau1">
        <table:table-column table:style-name="Tableau1.A" table:number-columns-repeated="3"/>
        <table:table-row>
          <table:table-cell table:style-name="Tableau1.A1" office:value-type="string">
            <text:p text:style-name="Normal">blabla</text:p>
          </table:table-cell>
          <table:table-cell table:style-name="Tableau1.A1" office:value-type="string">
            <text:p text:style-name="Normal">blabla</text:p>
          </table:table-cell>
          <table:table-cell table:style-name="Tableau1.C1" office:value-type="string">
            <text:p text:style-name="Normal">blabla</text:p>
          </table:table-cell>
        </table:table-row>
        <table:table-row>
          <table:table-cell table:style-name="Tableau1.A2" office:value-type="string">
            <text:p text:style-name="Normal">blabla</text:p>
          </table:table-cell>
          <table:table-cell table:style-name="Tableau1.A2" office:value-type="string">
            <text:p text:style-name="Normal">blabla</text:p>
          </table:table-cell>
          <table:table-cell table:style-name="Tableau1.C2" office:value-type="string">
            <text:p text:style-name="Normal">blabla</text:p>
          </table:table-cell>
        </table:table-row>
      </table:table>
      <text:p text:style-name="Normal">Les références, à mettre en style « gras », doivent être intégrées dans le discours du texte et leur étiquette sera un nombre (attention à bien respecter un ordre croissant 1, 2, 3, etc.). Exemple : Comme on peut le voir sur le site de Linux Magazine <text:span text:style-name="gras">[1]</text:span> et dans l'article de T. Colombo <text:span text:style-name="gras">[2]</text:span>, blablablabla blablabla. C'est seulement lorsqu'une citation apparaît dans le texte quelle peut être développée dans la section « Références » en fin d'article. Dans cette section il faudra donner des références bibliographiques ou des urls mais il faudra <text:soft-page-break/>indiquer <text:span text:style-name="T2">aussi </text:span>à quoi elles correspondent <text:span text:style-name="T2">(voir le format à respecter en fin d'article dans la section « Références »)</text:span>. </text:p>
      <text:p text:style-name="Normal">N'intégrez pas vos images dans le fichier LibreOffice, mais faites-en mention avec le style « pragma ». Les fichiers images seront placés dans le même répertoire que l'article et leur nom sera composé à partir du nom de l'article et de leur position dans celui-ci. Il devra en outre toujours être précédé d'un <text:span text:style-name="T2">underscore</text:span>. <text:span text:style-name="T2">Vous devez également toujours faire référence à une figure dans le texte : comme on peut le voir en figure 1, ... ou encore (voir figure 1)).</text:span></text:p>
      <text:p text:style-name="pragma">/// Image : nom_article_figure_01.png ///</text:p>
      <text:p text:style-name="legende">Fig. 1 : Exemple d'écran de démarrage GRUB. Une légende peut être une simple phrase ou même la mention du numéro de figure. Cependant, pour certains articles, il peut s'agir de plusieurs paragraphes, d'où la nécessité d'utiliser le style « pragma ». Le style utilisé pour une légende.... est « legende ».</text:p>
      <text:p text:style-name="Normal">Lorsqu'on décrit une interface graphique ou texte (pas les lignes de commandes, les interfaces en mode texte comme Midnight Commander par exemple), il est possible de faire référence aux menus et options avec le style de caractères « menu ». Exemple : Cochez l'option <text:span text:style-name="menu">Auto-connexion</text:span> dans la fenêtre des options qui apparaît via le menu <text:span text:style-name="menu">Fichier &gt; Préférences</text:span>. </text:p>
      <text:p text:style-name="P13">Lorsque vous indiquez des noms de touches appliquez le style gras et encadrez la touche par des &lt; et &gt; : <text:span text:style-name="gras">&lt;Ctrl&gt;</text:span> + <text:span text:style-name="gras">&lt;C&gt;</text:span> par exemple.</text:p>
      <text:p text:style-name="Normal">Bla blabla bla blabla, bla bla bla blabla. Bla blabla bla blabla, bla bla bla blabla. Bla blabla bla blabla, bla bla bla blabla. Bla blabla bla blabla, bla bla bla blabla. Bla blabla bla blabla, bla bla bla blabla. Bla blabla bla blabla, bla bla bla blabla. Bla blabla bla blabla, bla bla bla blabla. Bla blabla bla blabla, bla bla bla blabla.</text:p>
      <text:p text:style-name="Heading_20_2">1.1 Titre de niveau 2</text:p>
      <text:p text:style-name="P14">Attention à l'enchaînement des sections et sous-sections ! Il ne peut pas y avoir de section 1.1 s'il n'y a pas de 1.2, ni de 3.2.1 sans 3.2.2 !</text:p>
      <text:p text:style-name="Normal">Bla blabla bla blabla, bla bla bla blabla. Bla blabla bla blabla, bla bla bla blabla. Bla blabla bla blabla, bla bla bla blabla. Bla blabla bla blabla, bla bla bla blabla. Bla blabla bla blabla, bla bla bla blabla. Bla blabla bla blabla, bla bla bla blabla. Bla blabla bla blabla, bla bla bla blabla. Bla blabla bla blabla, bla bla bla blabla.</text:p>
      <text:p text:style-name="Normal">Bla blabla bla blabla, bla bla bla blabla. Bla blabla bla blabla, bla bla bla blabla. Bla blabla bla blabla, bla bla bla blabla. Bla blabla bla blabla, bla bla bla blabla.</text:p>
      <text:p text:style-name="Heading_20_3">1.1.1 Titre de niveau 3</text:p>
      <text:p text:style-name="Normal">Bla blabla bla blabla, bla bla bla blabla. Bla blabla bla blabla, bla bla bla blabla. Bla blabla bla blabla, bla bla bla blabla. Bla blabla bla blabla, bla bla bla blabla. Bla blabla bla blabla, bla bla bla blabla. Bla blabla bla blabla, bla bla bla blabla. Bla blabla bla blabla, bla bla bla blabla. Bla blabla bla blabla, bla bla bla blabla.</text:p>
      <text:p text:style-name="Normal">Bla blabla bla blabla, bla bla bla blabla. Bla blabla bla blabla, bla bla bla blabla. Bla blabla bla blabla, bla bla bla blabla. Bla blabla bla blabla, bla bla bla blabla.</text:p>
      <text:p text:style-name="Heading_20_4">1.1.1.1 Titre de niveau 4</text:p>
      <text:p text:style-name="Normal">Bla blabla bla blabla, bla bla bla blabla. Bla blabla bla blabla, bla bla bla blabla. Bla blabla bla blabla, bla bla bla blabla. Bla blabla bla blabla, bla bla bla blabla. Bla blabla bla blabla, bla bla bla blabla. Bla blabla bla blabla, bla bla bla blabla. Bla blabla bla blabla, bla bla bla blabla. Bla blabla bla blabla, bla bla bla blabla.</text:p>
      <text:p text:style-name="Normal">Bla blabla bla blabla, bla bla bla blabla. Bla blabla bla blabla, bla bla bla blabla. Bla blabla bla blabla, bla bla bla blabla. Bla blabla bla blabla, bla bla bla blabla.</text:p>
      <text:h text:style-name="Heading_20_1" text:outline-level="1">Conclusion</text:h>
      <text:p text:style-name="Normal">La conclusion ne comporte pas de numérotation. Il s'agit de la dernière section de l'article.</text:p>
      <text:p text:style-name="P2">N'oubliez pas que pour vous faciliter la tâche, un fichier de raccourcis clavier ainsi que des directives de configuration de LibreOffice sont à votre disposition sur <text:span text:style-name="url"><text:span text:style-name="T2">https://github.com/GLMF/outils_auteurs</text:span></text:span>.</text:p>
      <text:h text:style-name="Heading_20_1" text:outline-level="1">Références</text:h>
      <text:p text:style-name="Normal"><text:span text:style-name="gras">[1]</text:span> Site officiel de <text:span text:style-name="italic">GNU/Linux Magazine</text:span> : <text:span text:style-name="url">http://www.gnulinuxmagazine.com</text:span> </text:p>
      <text:p text:style-name="Normal"><text:soft-page-break/><text:span text:style-name="gras">[2]</text:span> <text:span text:style-name="T9">COLOMBO T.</text:span>, <text:change-start text:change-id="ct135661024"/><text:span text:style-name="italic">« Titre de l'article »</text:span><text:change-end text:change-id="ct135661024"/>, <text:span text:style-name="italic">GNU/Linux Magazine</text:span> n°171, Mai 2014, p. x à y.</text:p>
      <text:p text:style-name="Normal"><text:span text:style-name="gras">[3]</text:span> <text:span text:style-name="T9">NOM P.</text:span> et <text:span text:style-name="T5">AUTRENOM P.</text:span>, <text:change-start text:change-id="ct152977504"/><text:span text:style-name="italic">« Titre livre »</text:span><text:change-end text:change-id="ct152977504"/>, éditeur, année.</text:p>
      <text:p text:style-name="Normal">Notez ci-dessus l'utilisation du style « italic » pour les titres de magazines. Les références doivent être écrites en style « Normal ».</text:p>
      <text:h text:style-name="P20" text:outline-level="1">Pour aller plus loin</text:h>
      <text:p text:style-name="P7">Dans cette partie (<text:span text:style-name="gras">optionnelle</text:span>) vous pouvez donner une liste de liens, références bibliographiques sans les avoir cités dans le texte. Attention, il faut tout de même un petit texte indiquant à quoi se rapporte le lien :</text:p>
      <text:p text:style-name="P7">Conférence de R. Stallman du 28 septembre 2012 : <text:span text:style-name="url">https://www.youtube.com/watch?v=2onsOFWme-Q</text:span></text:p>
      <text:p text:style-name="P8"><text:span text:style-name="T6">Le livre de R. Stallman, S. Williams et C. Masutti, </text:span><text:span text:style-name="italic"><text:span text:style-name="T5">« Richard Stallman et la révolution du logiciel libre »</text:span></text:span><text:span text:style-name="T5">, Eyrolles, 201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3" svg:font-family="Tahoma"/>
    <style:font-face style:name="Bitstream Vera Sans Mono" svg:font-family="'Bitstream Vera Sans Mono'" style:font-adornments="Gras"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2" svg:font-family="Tahoma" style:font-pitch="variable"/>
    <style:font-face style:name="Letter Gothic MT" svg:font-family="'Letter Gothic MT'" style:font-adornments="Gras" style:font-family-generic="modern" style:font-pitch="variable"/>
    <style:font-face style:name="Times New Roman" svg:font-family="'Times New Roman'" style:font-family-generic="roman" style:font-pitch="variable"/>
    <style:font-face style:name="Arial" svg:font-family="Arial" style:font-adornments="Gras"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Arial Black" svg:font-family="'Arial Black'" style:font-adornments="Gras" style:font-family-generic="swiss" style:font-pitch="variable"/>
    <style:font-face style:name="Arial Black1" svg:font-family="'Arial Black'" style:font-adornments="Italique gras" style:font-family-generic="swiss" style:font-pitch="variable"/>
    <style:font-face style:name="Arial Narrow" svg:font-family="'Arial Narrow'" style:font-adornments="Italique" style:font-family-generic="swiss" style:font-pitch="variable"/>
    <style:font-face style:name="Tahoma1" svg:font-family="Tahoma" style:font-adornments="Gras" style:font-family-generic="swiss" style:font-pitch="variable"/>
    <style:font-face style:name="Tahoma" svg:font-family="Tahoma" style:font-adornments="Normal"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Lucida Sans Unicode"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Signature" style:family="paragraph" style:parent-style-name="Standard" style:class="text">
      <style:paragraph-properties fo:text-align="end" style:justify-single-word="false" text:number-lines="false" text:line-number="0"/>
      <style:text-properties style:font-name="Arial" fo:font-family="Arial" style:font-style-name="Gras" style:font-family-generic="swiss" style:font-pitch="variable" fo:font-size="8pt" fo:font-weight="bold"/>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rial Black" fo:font-family="'Arial Black'" style:font-style-name="Gras" style:font-family-generic="swiss" style:font-pitch="variable" fo:font-size="24pt" fo:font-weight="bold" style:font-name-asian="MS Mincho" style:font-family-asian="'MS Mincho'" style:font-pitch-asian="variable" style:font-size-asian="14pt" style:font-name-complex="Tahoma2" style:font-family-complex="Tahoma" style:font-pitch-complex="variable" style:font-size-complex="14pt"/>
    </style:style>
    <style:style style:name="Heading_20_1" style:display-name="Heading 1" style:family="paragraph" style:parent-style-name="Heading" style:next-style-name="Normal" style:default-outline-level="1" style:class="text">
      <style:text-properties style:font-name="Tahoma" fo:font-family="Tahoma" style:font-style-name="Normal" style:font-family-generic="swiss" style:font-pitch="variable" fo:font-size="16pt" fo:font-weight="normal" style:font-name-asian="Lucida Sans Unicode" style:font-family-asian="'Lucida Sans Unicode'" style:font-pitch-asian="variable" style:font-size-asian="24pt" style:font-weight-asian="bold" style:font-name-complex="Tahoma2" style:font-family-complex="Tahoma" style:font-pitch-complex="variable" style:font-size-complex="24pt" style:font-weight-complex="bold"/>
    </style:style>
    <style:style style:name="Heading_20_2" style:display-name="Heading 2" style:family="paragraph" style:parent-style-name="Heading" style:next-style-name="Normal" style:default-outline-level="2" style:class="text">
      <loext:graphic-properties draw:fill="none" draw:fill-color="#99ccff"/>
      <style:paragraph-properties fo:background-color="transparent">
        <style:tab-stops/>
      </style:paragraph-properties>
      <style:text-properties style:font-name="Tahoma" fo:font-family="Tahoma" style:font-style-name="Normal" style:font-family-generic="swiss" style:font-pitch="variable" fo:font-size="14pt" fo:font-weight="normal" style:font-name-asian="Lucida Sans Unicode" style:font-family-asian="'Lucida Sans Unicode'" style:font-pitch-asian="variable" style:font-size-asian="18pt" style:font-weight-asian="bold" style:font-name-complex="Tahoma2" style:font-family-complex="Tahoma" style:font-pitch-complex="variable" style:font-size-complex="18pt" style:font-weight-complex="bold"/>
    </style:style>
    <style:style style:name="Heading_20_3" style:display-name="Heading 3" style:family="paragraph" style:parent-style-name="Heading" style:next-style-name="Normal" style:class="text">
      <style:text-properties style:font-name="Tahoma" fo:font-family="Tahoma" style:font-style-name="Normal" style:font-family-generic="swiss" style:font-pitch="variable" fo:font-size="12pt" fo:font-weight="normal" style:font-size-asian="14pt" style:font-weight-asian="bold" style:font-size-complex="14pt" style:font-weight-complex="bold"/>
    </style:style>
    <style:style style:name="Heading_20_4" style:display-name="Heading 4" style:family="paragraph" style:parent-style-name="Heading" style:next-style-name="Normal" style:class="text">
      <style:text-properties style:font-name="Tahoma1" fo:font-family="Tahoma" style:font-style-name="Gras" style:font-family-generic="swiss" style:font-pitch="variable" fo:font-size="10pt" fo:font-weight="bold" style:font-name-asian="Lucida Sans Unicode" style:font-family-asian="'Lucida Sans Unicode'" style:font-pitch-asian="variable" style:font-size-asian="12pt" style:font-weight-asian="bold" style:font-name-complex="Tahoma2" style:font-family-complex="Tahoma" style:font-pitch-complex="variable" style:font-size-complex="12pt" style:font-weight-complex="bold"/>
    </style:style>
    <style:style style:name="List" style:family="paragraph" style:parent-style-name="Text_20_body" style:class="list">
      <style:text-properties style:font-name-complex="Tahoma3" style:font-family-complex="Tahoma"/>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3"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ormal" style:family="paragraph" style:parent-style-name="Standard" style:master-page-name="">
      <style:paragraph-properties fo:margin-top="0.199cm" fo:margin-bottom="0.101cm" loext:contextual-spacing="false" style:page-number="auto"/>
      <style:text-properties style:font-name="Arial1" fo:font-family="Arial" style:font-style-name="Normal" style:font-family-generic="swiss" style:font-pitch="variable" fo:font-size="10pt"/>
    </style:style>
    <style:style style:name="chapeau" style:family="paragraph" style:parent-style-name="Normal" style:next-style-name="Normal">
      <style:text-properties style:font-name="Arial Black1" fo:font-family="'Arial Black'" style:font-style-name="Italique gras" style:font-family-generic="swiss" style:font-pitch="variable" fo:font-size="11pt" fo:font-style="italic" fo:font-weight="bold"/>
    </style:style>
    <style:style style:name="legende" style:family="paragraph" style:parent-style-name="Normal" style:next-style-name="Normal">
      <style:text-properties style:font-name="Arial Narrow" fo:font-family="'Arial Narrow'" style:font-style-name="Italique" style:font-family-generic="swiss" style:font-pitch="variable" fo:font-style="italic"/>
    </style:style>
    <style:style style:name="note" style:family="paragraph" style:parent-style-name="Normal" style:next-style-name="Normal">
      <style:text-properties fo:font-size="8pt"/>
    </style:style>
    <style:style style:name="code" style:family="paragraph" style:parent-style-name="Normal" style:next-style-name="Normal" style:master-page-name="">
      <loext:graphic-properties draw:fill="solid" draw:fill-color="#ffffcc" draw:opacity="100%"/>
      <style:paragraph-properties fo:margin-top="0cm" fo:margin-bottom="0cm" loext:contextual-spacing="false" style:page-number="auto" fo:background-color="#ffffcc"/>
      <style:text-properties style:font-name="Courier New" fo:font-family="'Courier New'" style:font-family-generic="modern" style:font-pitch="fixed" fo:font-size="8pt"/>
    </style:style>
    <style:style style:name="pragma" style:family="paragraph" style:parent-style-name="Normal" style:next-style-name="Normal" style:master-page-name="">
      <loext:graphic-properties draw:fill="solid" draw:fill-color="#ff0000" draw:opacity="100%"/>
      <style:paragraph-properties style:page-number="auto" fo:background-color="#ff0000" style:shadow="none">
        <style:tab-stops/>
      </style:paragraph-properties>
      <style:text-properties fo:font-style="italic"/>
    </style:style>
    <style:style style:name="console" style:family="paragraph" style:parent-style-name="Normal" style:next-style-name="Normal" style:master-page-name="">
      <loext:graphic-properties draw:fill="solid" draw:fill-color="#000000" draw:opacity="100%"/>
      <style:paragraph-properties fo:margin-top="0cm" fo:margin-bottom="0cm" loext:contextual-spacing="false" fo:line-height="100%" style:page-number="auto" fo:background-color="#000000"/>
      <style:text-properties fo:color="#ffffff" style:font-name="Courier New" fo:font-family="'Courier New'" style:font-family-generic="modern" style:font-pitch="fixed" fo:font-size="8pt"/>
    </style:style>
    <style:style style:name="Heading_20_5" style:display-name="Heading 5" style:family="paragraph" style:parent-style-name="Heading" style:next-style-name="Normal"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Footnote_20_Symbol" style:display-name="Footnote Symbol" style:family="text"/>
    <style:style style:name="Endnote_20_Symbol" style:display-name="Endnote Symbol" style:family="text"/>
    <style:style style:name="code_5f_par" style:display-name="code_par" style:family="text">
      <style:text-properties fo:color="#dc2300" style:font-name="Bitstream Vera Sans Mono" fo:font-family="'Bitstream Vera Sans Mono'" style:font-style-name="Gras" style:font-family-generic="modern" style:font-pitch="fixed" fo:font-size="9pt" fo:font-weight="bold"/>
    </style:style>
    <style:style style:name="code_5f_em" style:display-name="code_em" style:family="text">
      <style:text-properties fo:color="#ff0000" style:font-name="Letter Gothic MT" fo:font-family="'Letter Gothic MT'" style:font-style-name="Gras" style:font-family-generic="modern" style:font-pitch="variable" fo:font-size="9pt" fo:font-weight="bold"/>
    </style:style>
    <style:style style:name="menu" style:family="text">
      <style:text-properties style:font-name="Arial2" fo:font-family="Arial" style:font-style-name="Gras Italique" style:font-family-generic="swiss" style:font-pitch="variable" fo:font-size="9pt" fo:font-style="italic" fo:font-weight="bold" fo:background-color="#ffcc99"/>
    </style:style>
    <style:style style:name="url" style:family="text">
      <style:text-properties style:font-name="Arial" fo:font-family="Arial" style:font-style-name="Gras" style:font-family-generic="swiss" style:font-pitch="variable" fo:font-size="10pt" fo:font-weight="bold" fo:background-color="#00ff00"/>
    </style:style>
    <style:style style:name="gras" style:family="text">
      <style:text-properties fo:color="#0000ff" fo:font-weight="bold" fo:background-color="transparent"/>
    </style:style>
    <style:style style:name="italic" style:family="text">
      <style:text-properties fo:color="#6b2394" fo:font-style="italic"/>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exposant" style:family="text">
      <style:text-properties style:text-position="super 58%"/>
    </style:style>
    <style:style style:name="indice" style:family="text" style:parent-style-name="exposant">
      <style:text-properties style:text-position="sub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0.3$Linux_X86_64 LibreOffice_project/30m0$Build-3</meta:generator>
    <dc:title>Diamond_editions</dc:title>
    <meta:creation-date>2017-10-24T15:12:14.033768758</meta:creation-date>
    <dc:language>fr-FR</dc:language>
    <meta:editing-cycles>1</meta:editing-cycles>
    <meta:editing-duration>P0D</meta:editing-duration>
    <meta:document-statistic meta:character-count="10451" meta:image-count="0" meta:non-whitespace-character-count="8755" meta:object-count="0" meta:page-count="4" meta:paragraph-count="99" meta:table-count="1" meta:word-count="1789"/>
    <meta:user-defined meta:name="Info 1"/>
    <meta:user-defined meta:name="Info 2"/>
    <meta:user-defined meta:name="Info 3"/>
    <meta:user-defined meta:name="Info 4"/>
  </office:meta>
</office:document-meta>
</file>

<file path=Basic/Standard/Diamond.xml><?xml version="1.0" encoding="utf-8"?>
<!DOCTYPE module  PUBLIC '-//OpenOffice.org//DTD OfficeDocument 1.0//EN'  'module.dtd'>
<script:module xmlns:script="http://openoffice.org/2000/script" script:name="Diamond" script:language="StarBasic">REM  *****  BASIC  *****
REM  **
REM  ** Macro de Statistiques pour Diamond Editions
REM  **
REM  ** Auteur : Tristan Colombo &lt;tristan.colombo@gnulinuxmag.com&gt;
REM  ** Créé   : le 22 mai 2014
REM  **
REM  *******************

Option Explicit

Sub insertFigure()
  REM *****
  REM ** Insertion des lignes d'une figure
  REM *****
  Dim Document as Object
  Dim Curseur as Object
  Dim Texte as Object
  
  Document = ThisComponent
  Texte = Document.Text
  Curseur = Document.currentController.viewCursor()
 
  Texte.insertControlCharacter(Curseur, com.sun.star.text.ControlCharacter.PARAGRAPH_BREAK, False)
  If (Curseur.String = "") Then
    Curseur.ParaStyleName = "pragma"
    Texte.insertString(Curseur, "/// image: nom_article_figure_01.png ///", false)
    Texte.insertControlCharacter(Curseur, com.sun.star.text.ControlCharacter.PARAGRAPH_BREAK, False)
    Curseur.ParaStyleName = "legende"
    Texte.insertString(Curseur, "Fig. 1: ", false)
  End If
End Sub



Sub insertEncadre()
  REM *****
  REM ** Insertion d'un encadré
  REM *****
  Dim Document as Object
  Dim Curseur as Object
  Dim Texte as Object
  
  Document = ThisComponent
  Texte = Document.Text
  Curseur = Document.currentController.viewCursor()
 
  Texte.insertControlCharacter(Curseur, com.sun.star.text.ControlCharacter.PARAGRAPH_BREAK, False)
  If (Curseur.String = "") Then
    Curseur.ParaStyleName = "pragma"
    Texte.insertString(Curseur, "/// Début encadré ///", false)
    Texte.insertControlCharacter(Curseur, com.sun.star.text.ControlCharacter.PARAGRAPH_BREAK, False)
    Curseur.ParaStyleName = "Titre 1"
    Texte.insertString(Curseur, "Titre", false)
    Texte.insertControlCharacter(Curseur, com.sun.star.text.ControlCharacter.PARAGRAPH_BREAK, False)
    Curseur.ParaStyleName = "Normal"
    Texte.insertString(Curseur, "blabla", false)
     Texte.insertControlCharacter(Curseur, com.sun.star.text.ControlCharacter.PARAGRAPH_BREAK, False)
    Curseur.ParaStyleName = "pragma"
    Texte.insertString(Curseur, "/// Fin encadré ///", false)
  End If
End Sub



Sub insertNote()
  REM *****
  REM ** Insertion d'une note
  REM *****
  Dim Document as Object
  Dim Curseur as Object
  Dim Texte as Object
  
  Document = ThisComponent
  Texte = Document.Text
  Curseur = Document.currentController.viewCursor()
 
  Texte.insertControlCharacter(Curseur, com.sun.star.text.ControlCharacter.PARAGRAPH_BREAK, False)
  If (Curseur.String = "") Then
    Curseur.ParaStyleName = "pragma"
    Texte.insertString(Curseur, "/// Début note ///", false)
    Texte.insertControlCharacter(Curseur, com.sun.star.text.ControlCharacter.PARAGRAPH_BREAK, False)
    Curseur.ParaStyleName = "Normal"
    Texte.insertString(Curseur, "blabla", false)
     Texte.insertControlCharacter(Curseur, com.sun.star.text.ControlCharacter.PARAGRAPH_BREAK, False)
    Curseur.ParaStyleName = "pragma"
    Texte.insertString(Curseur, "/// Fin note ///", false)
  End If
End Sub



Sub AfficheNumeroLigneCode()
    REM *****
    REM ** Rajoute un numéro de ligne à un ensemble de lignes sélectionnées
    REM ** par l'utilisateur
    REM *****
	Dim Curseur          As Object
	Dim TexteSelectionne As String
	Dim NumeroLigne      As Integer
	Dim Lignes()         As String
	Dim Ligne            As String
	Dim NouvellesLignes  As String
	
	' On récupère toutes les lignes sélectionnées
	Curseur          = ThisComponent.CurrentController.ViewCursor()
	TexteSelectionne = Curseur.String
	NumeroLigne      = 1
	Lignes           = Split(TexteSelectionne, Chr(10))
	
	' Ajout des numéros de ligne
	For Each Ligne in Lignes
	    If (NouvellesLignes &lt;&gt; "") Then
	      NouvellesLignes = NouvellesLignes &amp; Chr(10)
	    End If
		NouvellesLignes = NouvellesLignes &amp; Format(NumeroLigne, "00\:") &amp; Chr(160) &amp; Ligne
		NumeroLigne = NumeroLigne + 1
	Next Ligne
	
	' Changement de style
	If (NouvellesLignes &lt;&gt; "") Then
		Curseur.ParaStyleName = "code"
	Else
		MsgBox("Vous n'avez pas sélectionné de texte !", 0 + 16 + 128)
		Exit Sub
	End If
	
	' Remplacement du texte sélectionné
	Curseur.String = NouvellesLignes
	
	Exit Sub

' Traitement du cas d'erreur où aucun texte n'a été sélectionné
PasDeSelection:
	MsgBox("Erreur !")
	Exit Sub
	
End Sub



Sub Stats_DiamondEditions()
  REM *****
  REM ** Affichage du nombre de pages
  REM *****
  Dim iConfigLPPage         As Integer
  Dim iConfigGLMFPage       As Integer
  Dim iConfigMookPage       As Integer
  Dim iConfigLPMax          As Integer
  Dim iConfigGLMFMax        As Long
  Dim iConfigLicenceClassic As Integer
  Dim iConfigLicenceCommons As Integer

  Dim sMessage              As String

  Dim oTrouveInsecable      As Object
  Dim oTrouve               As Object
  Dim oTrouveTout           As Object
  
  Dim iNbEspaces            As Long
  Dim iNbCaracteresTot      As Long
  Dim iNbCaracteres         As Long
  
  Dim iTypeBox              As Integer
  
  ' Configuration
  iConfigGLMFPage       = 3500
  iConfigMookPage       = 3200
  iConfigLPMax          = 14000
  iConfigGLMFMax        = 40000
  
  iTypeBox              = 70
  
  ' Recherche des espaces
  oTrouve = ThisComponent.createSearchDescriptor
  With oTrouve
    .SearchString = " "
    .SearchWords  = false
  End With
  
  ' Recherche des espaces insécables
  oTrouveInsecable = ThisComponent.createSearchDescriptor
  With oTrouveInsecable
    .SearchString = Chr(160)
    .SearchWords  = false
  End With
  
  ' Recherche de tous les caractères
  oTrouveTout = ThisComponent.createSearchDescriptor
  With oTrouveTout
    .SearchString            = "." '"[^ ]"
    .SearchWords             = false
    .SearchRegularExpression = true
  End With
  
  iNbEspaces       = ThisComponent.findAll(oTrouve).count + ThisComponent.findAll(oTrouveInsecable).count
  iNbCaracteresTot = ThisComponent.findAll(oTrouveTout).count
  iNbCaracteres    = iNbCaracteresTot - iNbEspaces

  sMessage = "Statistiques Diamond Editions" &amp; Chr(13) &amp; Chr(13)
  sMessage = sMessage &amp; "GLMF ou LP :" &amp; Chr(13)
  sMessage = sMessage &amp; "  - Page(s) : " &amp; Format((iNbCaracteresTot / iConfigGLMFPage), "##.##") &amp; Chr(13) &amp; Chr(13)
  
  sMessage = sMessage &amp; "Mook :" &amp; Chr(13)
  sMessage = sMessage &amp; "  - Page(s) : " &amp; Format((iNbCaracteresTot / iConfigMookPage), "##.##") &amp; Chr(13) &amp; Chr(13)
  
  If iNbCaracteresTot &gt; iConfigLPMax Then
    sMessage = sMessage &amp; "  - ATTENTION! Dépassement pour LP : " &amp; iNbCaracteresTot - iConfigLPMax &amp; " caractères" &amp; Chr(13)
    iTypeBox = 17
  EndIf
  
  If iNbCaracteresTot &gt; iConfigGLMFMax Then
    sMessage = sMessage &amp; "  - ATTENTION! Dépassement pour GLMF : " &amp; iNbCaracteresTot - iConfigGLMFMax &amp; " caractères" &amp; Chr(13)
    iTypeBox = 17
  EndIf
  
  MsgBox(sMessage, iTypeBox)
End Sub


Sub Aide()  
  Dim sMessage As String
  
  sMessage = "Liste des raccourcis Diamond" &amp; Chr(13) &amp; Chr(13) &amp; Chr(13)
  sMessage = sMessage &amp; "Général" &amp; Chr(13)
  sMessage = sMessage &amp; "----------" &amp; Chr(13) &amp; Chr(13)
  sMessage = sMessage &amp; "  - &lt;Ctrl&gt; + &lt;F5&gt; : Aide" &amp; Chr(13)
  sMessage = sMessage &amp; "  - &lt;F4&gt; : Compteur de pages" &amp; Chr(13) &amp; Chr(13)
  
  sMessage = sMessage &amp; "Accélérateurs" &amp; Chr(13)
  sMessage = sMessage &amp; "-----------------" &amp; Chr(13) &amp; Chr(13)
  sMessage = sMessage &amp; "  - &lt;F2&gt; : Insertion figure" &amp; Chr(13)
  sMessage = sMessage &amp; "  - &lt;F3&gt; : Insertion encadré" &amp; Chr(13)
  sMessage = sMessage &amp; "  - &lt;F5&gt; : Insertion note" &amp; Chr(13)
  sMessage = sMessage &amp; "  - &lt;Ctrl&gt; + &lt;Shift&gt; + &lt;c&gt; : Affiche numéros lignes (sélection)" &amp; Chr(13) &amp; Chr(13)
  
  sMessage = sMessage &amp; "Styles de Paragraphes" &amp; Chr(13)
  sMessage = sMessage &amp; "--------------------------" &amp; Chr(13) &amp; Chr(13)
  sMessage = sMessage &amp; "  - &lt;Ctrl&gt; + &lt;o&gt; : Normal" &amp; Chr(13)
  sMessage = sMessage &amp; "  - &lt;Ctrl&gt; + &lt;h&gt; : Console" &amp; Chr(13)
  sMessage = sMessage &amp; "  - &lt;Ctrl&gt; + &lt;q&gt; : Code" &amp; Chr(13)
  sMessage = sMessage &amp; "  - &lt;Ctrl&gt; + &lt;j&gt; : Pragma" &amp; Chr(13)
  sMessage = sMessage &amp; "  - &lt;Ctrl&gt; + &lt;k&gt; : Note" &amp; Chr(13) &amp; Chr(13)
  sMessage = sMessage &amp; "  - &lt;Ctrl&gt; + &lt;1&gt; : Titre 1" &amp; Chr(13)
  sMessage = sMessage &amp; "  - &lt;Ctrl&gt; + &lt;2&gt; : Titre 2" &amp; Chr(13)
  sMessage = sMessage &amp; "  - &lt;Ctrl&gt; + &lt;3&gt; : Titre 3" &amp; Chr(13) &amp; Chr(13)
  
  sMessage = sMessage &amp; "Styles de Caractères" &amp; Chr(13)
  sMessage = sMessage &amp; "------------------------" &amp; Chr(13) &amp; Chr(13)
  sMessage = sMessage &amp; "  - &lt;Ctrl&gt; + &lt;p&gt; : Code_par" &amp; Chr(13)
  sMessage = sMessage &amp; "  - &lt;Ctrl&gt; + &lt;n&gt; : Code_em" &amp; Chr(13)
  sMessage = sMessage &amp; "  - &lt;Ctrl&gt; + &lt;l&gt; : Url" &amp; Chr(13)
  sMessage = sMessage &amp; "  - &lt;Ctrl&gt; + &lt;i&gt; : Italic" &amp; Chr(13)
  sMessage = sMessage &amp; "  - &lt;Ctrl&gt; + &lt;g&gt; : Gras" &amp; Chr(13)
  
  MsgBox(sMessage, 70)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Diamond"/>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